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0.428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12.4728in" svg:height="7.5764in" svg:x="5.8382in" svg:y="0.2169in">
            <draw:object draw:notify-on-update-of-ranges="Sheet1.A1:Sheet1.A1 Sheet1.A2:Sheet1.A34 Sheet1.B1:Sheet1.B1 Sheet1.B2:Sheet1.B34 Sheet1.C1:Sheet1.C1 Sheet1.C2:Sheet1.C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2.3539in" svg:height="8.3894in" svg:x="5.6606in" svg:y="8.2075in">
            <draw:object draw:notify-on-update-of-ranges="Sheet1.A1:Sheet1.A1 Sheet1.A2:Sheet1.A34 Sheet1.D1:Sheet1.D1 Sheet1.D2:Sheet1.D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Word-Pair</text:p>
          </table:table-cell>
          <table:table-cell office:value-type="string">
            <text:p>Original</text:p>
          </table:table-cell>
          <table:table-cell office:value-type="string">
            <text:p>Substitution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office:value-type="float" office:value="3905">
            <text:p>3905</text:p>
          </table:table-cell>
          <table:table-cell office:value-type="float" office:value="2073">
            <text:p>2073</text:p>
          </table:table-cell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office:value-type="float" office:value="358">
            <text:p>3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office:value-type="float" office:value="3024">
            <text:p>3024</text:p>
          </table:table-cell>
          <table:table-cell office:value-type="float" office:value="3015">
            <text:p>3015</text:p>
          </table:table-cell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office:value-type="float" office:value="1161">
            <text:p>1161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  <table:table-cell office:value-type="float" office:value="-139">
            <text:p>-139</text:p>
          </table:table-cell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office:value-type="float" office:value="2218">
            <text:p>2218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office:value-type="float" office:value="322">
            <text:p>32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office:value-type="float" office:value="1907">
            <text:p>1907</text:p>
          </table:table-cell>
          <table:table-cell office:value-type="float" office:value="1524">
            <text:p>1524</text:p>
          </table:table-cell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office:value-type="float" office:value="4143">
            <text:p>4143</text:p>
          </table:table-cell>
          <table:table-cell office:value-type="float" office:value="3760">
            <text:p>3760</text:p>
          </table:table-cell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office:value-type="float" office:value="6934">
            <text:p>6934</text:p>
          </table:table-cell>
          <table:table-cell office:value-type="float" office:value="6837">
            <text:p>6837</text:p>
          </table:table-cell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office:value-type="float" office:value="5290">
            <text:p>5290</text:p>
          </table:table-cell>
          <table:table-cell office:value-type="float" office:value="3602">
            <text:p>3602</text:p>
          </table:table-cell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office:value-type="float" office:value="1081">
            <text:p>1081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office:value-type="float" office:value="4699">
            <text:p>4699</text:p>
          </table:table-cell>
          <table:table-cell office:value-type="float" office:value="4670">
            <text:p>4670</text:p>
          </table:table-cell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office:value-type="float" office:value="887">
            <text:p>887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office:value-type="float" office:value="490">
            <text:p>490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office:value-type="float" office:value="511">
            <text:p>511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office:value-type="float" office:value="3905">
            <text:p>3905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office:value-type="float" office:value="658">
            <text:p>65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office:value-type="float" office:value="4850">
            <text:p>4850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office:value-type="float" office:value="1850">
            <text:p>1850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office:value-type="float" office:value="14828">
            <text:p>14828</text:p>
          </table:table-cell>
          <table:table-cell office:value-type="float" office:value="13216">
            <text:p>13216</text:p>
          </table:table-cell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office:value-type="float" office:value="399">
            <text:p>399</text:p>
          </table:table-cell>
          <table:table-cell office:value-type="float" office:value="-1534">
            <text:p>-1534</text:p>
          </table:table-cell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office:value-type="float" office:value="2289">
            <text:p>2289</text:p>
          </table:table-cell>
          <table:table-cell office:value-type="float" office:value="1020">
            <text:p>1020</text:p>
          </table:table-cell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office:value-type="float" office:value="3801">
            <text:p>3801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office:value-type="float" office:value="177">
            <text:p>177</text:p>
          </table:table-cell>
          <table:table-cell office:value-type="float" office:value="-646">
            <text:p>-646</text:p>
          </table:table-cell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office:value-type="float" office:value="1014">
            <text:p>1014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office:value-type="float" office:value="2257">
            <text:p>2257</text:p>
          </table:table-cell>
          <table:table-cell office:value-type="float" office:value="1877">
            <text:p>1877</text:p>
          </table:table-cell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office:value-type="float" office:value="4020">
            <text:p>4020</text:p>
          </table:table-cell>
          <table:table-cell office:value-type="float" office:value="3856">
            <text:p>3856</text:p>
          </table:table-cell>
        </table:table-row>
      </table:table>
      <table:database-ranges>
        <table:database-range table:target-range-address="Sheet1.A2:Sheet1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6/29/2012</text:date>, <text:time>17:19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9T17:19:29</dc:date>
    <dc:creator>Edward Pendergast</dc:creator>
    <meta:document-statistic meta:table-count="1" meta:cell-count="136" meta:object-count="2"/>
    <meta:generator>LibreOffice/3.3$Uni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82cm" svg:height="19.245cm" xlink:href=".." xlink:type="simple" chart:class="chart:bar" chart:style-name="ch1">
        <chart:title svg:x="10.744cm" svg:y="0.52cm" chart:style-name="ch2">
          <text:p>Original vs Substitution Frequency in Simple Corpus</text:p>
        </chart:title>
        <chart:legend chart:legend-position="end" svg:x="29.047cm" svg:y="9.102cm" chart:style-name="ch3"/>
        <chart:plot-area chart:style-name="ch4" table:cell-range-address="Sheet1.A1:Sheet1.C34" chart:data-source-has-labels="both" svg:x="1.083cm" svg:y="2.451cm" svg:width="26.698cm" svg:height="15.99cm">
          <chartooo:coordinate-region svg:x="2.26cm" svg:y="2.65cm" svg:width="25.521cm" svg:height="12.154cm"/>
          <chart:axis chart:dimension="x" chart:name="primary-x" chart:style-name="ch5">
            <chart:categories table:cell-range-address="Sheet1.A2:Sheet1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34" chart:label-cell-address="Sheet1.B1:Sheet1.B1" chart:class="chart:bar">
            <chart:data-point chart:repeated="33"/>
          </chart:series>
          <chart:series chart:style-name="ch9" chart:values-cell-range-address="Sheet1.C2:Sheet1.C34" chart:label-cell-address="Sheet1.C1:Sheet1.C1" chart:class="chart:bar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Substitu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cient-old</text:p>
                <draw:g>
                  <svg:desc>Sheet1.A2:Sheet1.A34</svg:desc>
                </draw:g>
              </table:table-cell>
              <table:table-cell office:value-type="float" office:value="1832">
                <text:p>1832</text:p>
                <draw:g>
                  <svg:desc>Sheet1.B2:Sheet1.B34</svg:desc>
                </draw:g>
              </table:table-cell>
              <table:table-cell office:value-type="float" office:value="3905">
                <text:p>3905</text:p>
                <draw:g>
                  <svg:desc>Sheet1.C2:Sheet1.C34</svg:desc>
                </draw:g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1">
                <text:p>31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1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9">
                <text:p>9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58">
                <text:p>15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189">
                <text:p>18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110">
                <text:p>110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110">
                <text:p>1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383">
                <text:p>383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83">
                <text:p>383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97">
                <text:p>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97">
                <text:p>97</text:p>
              </table:table-cell>
              <table:table-cell office:value-type="float" office:value="6934">
                <text:p>6934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1688">
                <text:p>1688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29">
                <text:p>2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29">
                <text:p>29</text:p>
              </table:table-cell>
              <table:table-cell office:value-type="float" office:value="4699">
                <text:p>4699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31">
                <text:p>3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31">
                <text:p>3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37">
                <text:p>23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25">
                <text:p>25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3">
                <text:p>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3">
                <text:p>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598">
                <text:p>598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47">
                <text:p>47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612">
                <text:p>1612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1933">
                <text:p>19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269">
                <text:p>1269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823">
                <text:p>823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823">
                <text:p>82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199">
                <text:p>19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380">
                <text:p>380</text:p>
              </table:table-cell>
              <table:table-cell office:value-type="float" office:value="2257">
                <text:p>2257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164">
                <text:p>164</text:p>
              </table:table-cell>
              <table:table-cell office:value-type="float" office:value="4020">
                <text:p>4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38cm" svg:height="21.31cm" xlink:href=".." xlink:type="simple" chart:class="chart:bar" chart:style-name="ch1">
        <chart:title svg:x="13.133cm" svg:y="0.562cm" chart:style-name="ch2">
          <text:p>Differences in Frequency</text:p>
        </chart:title>
        <chart:legend chart:legend-position="end" svg:x="29.063cm" svg:y="10.36cm" chart:style-name="ch3"/>
        <chart:plot-area chart:style-name="ch4" table:cell-range-address="Sheet1.A1:Sheet1.A34 Sheet1.D1:Sheet1.D34" chart:data-source-has-labels="both" svg:x="1.077cm" svg:y="2.619cm" svg:width="26.732cm" svg:height="17.845cm">
          <chartooo:coordinate-region svg:x="2.254cm" svg:y="2.818cm" svg:width="25.555cm" svg:height="14.009cm"/>
          <chart:axis chart:dimension="x" chart:name="primary-x" chart:style-name="ch5">
            <chart:categories table:cell-range-address="Sheet1.A2:Sheet1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34" chart:label-cell-address="Sheet1.D1:Sheet1.D1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cient-old</text:p>
                <draw:g>
                  <svg:desc>Sheet1.A2:Sheet1.A34</svg:desc>
                </draw:g>
              </table:table-cell>
              <table:table-cell office:value-type="float" office:value="2073">
                <text:p>2073</text:p>
                <draw:g>
                  <svg:desc>Sheet1.D2:Sheet1.D34</svg:desc>
                </draw:g>
              </table:table-cell>
            </table:table-row>
            <table:table-row>
              <table:table-cell office:value-type="string">
                <text:p>antagonist-enemy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antagonist-villai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carcass-body</text:p>
              </table:table-cell>
              <table:table-cell office:value-type="float" office:value="3015">
                <text:p>3015</text:p>
              </table:table-cell>
            </table:table-row>
            <table:table-row>
              <table:table-cell office:value-type="string">
                <text:p>carcass-corps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ombat-fight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competitions-contests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conceals-hides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edited-changed</text:p>
              </table:table-cell>
              <table:table-cell office:value-type="float" office:value="2108">
                <text:p>2108</text:p>
              </table:table-cell>
            </table:table-row>
            <table:table-row>
              <table:table-cell office:value-type="string">
                <text:p>edited-fixed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express-say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xpress-show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footballer-athle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otballer-player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founded-started</text:p>
              </table:table-cell>
              <table:table-cell office:value-type="float" office:value="3602">
                <text:p>3602</text:p>
              </table:table-cell>
            </table:table-row>
            <table:table-row>
              <table:table-cell office:value-type="string">
                <text:p>installment-episode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installment-game</text:p>
              </table:table-cell>
              <table:table-cell office:value-type="float" office:value="4670">
                <text:p>4670</text:p>
              </table:table-cell>
            </table:table-row>
            <table:table-row>
              <table:table-cell office:value-type="string">
                <text:p>intensified-grew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intensified-increased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invaded-attacked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longevity-old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obligated-forced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obligated-required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practice-way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predominantly-mostly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produced-made</text:p>
              </table:table-cell>
              <table:table-cell office:value-type="float" office:value="13216">
                <text:p>13216</text:p>
              </table:table-cell>
            </table:table-row>
            <table:table-row>
              <table:table-cell office:value-type="string">
                <text:p>published-printed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received-got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retired-former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retired-quit</text:p>
              </table:table-cell>
              <table:table-cell office:value-type="float" office:value="-646">
                <text:p>-646</text:p>
              </table:table-cell>
            </table:table-row>
            <table:table-row>
              <table:table-cell office:value-type="string">
                <text:p>satellite-moon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settled-lived</text:p>
              </table:table-cell>
              <table:table-cell office:value-type="float" office:value="1877">
                <text:p>1877</text:p>
              </table:table-cell>
            </table:table-row>
            <table:table-row>
              <table:table-cell office:value-type="string">
                <text:p>sovereign-king</text:p>
              </table:table-cell>
              <table:table-cell office:value-type="float" office:value="3856">
                <text:p>3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